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rdo" svg:font-family="Cardo"/>
    <style:font-face style:name="GeezaPro" svg:font-family="GeezaPro"/>
    <style:font-face style:name="ITCHandelGothicArabicW23-Bd1" svg:font-family="ITCHandelGothicArabicW23-Bd"/>
    <style:font-face style:name="Lotus Linotype" svg:font-family="'Lotus Linotype'"/>
    <style:font-face style:name="Arial Unicode MS" svg:font-family="'Arial Unicode MS'" style:font-family-generic="swiss"/>
    <style:font-face style:name="ITCHandelGothicArabicW23-Bd" svg:font-family="ITCHandelGothicArabicW23-Bd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098ef"/>
    </style:style>
    <style:style style:name="P3" style:family="paragraph" style:parent-style-name="Standard">
      <style:paragraph-properties fo:text-align="center" style:justify-single-word="false"/>
      <style:text-properties officeooo:paragraph-rsid="0002d182"/>
    </style:style>
    <style:style style:name="P4" style:family="paragraph" style:parent-style-name="Standard">
      <style:paragraph-properties fo:text-align="center" style:justify-single-word="false"/>
      <style:text-properties officeooo:paragraph-rsid="0004f297"/>
    </style:style>
    <style:style style:name="P5" style:family="paragraph" style:parent-style-name="Standard">
      <style:paragraph-properties fo:text-align="center" style:justify-single-word="false"/>
      <style:text-properties officeooo:paragraph-rsid="00096518"/>
    </style:style>
    <style:style style:name="P6" style:family="paragraph" style:parent-style-name="Standard">
      <style:paragraph-properties fo:text-align="center" style:justify-single-word="false"/>
      <style:text-properties officeooo:paragraph-rsid="000b5f2f"/>
    </style:style>
    <style:style style:name="P7" style:family="paragraph" style:parent-style-name="Standard">
      <style:paragraph-properties fo:text-align="center" style:justify-single-word="false"/>
      <style:text-properties officeooo:paragraph-rsid="000bb39c"/>
    </style:style>
    <style:style style:name="P8" style:family="paragraph" style:parent-style-name="Standard">
      <style:paragraph-properties fo:text-align="center" style:justify-single-word="false"/>
      <style:text-properties officeooo:paragraph-rsid="000bbd17"/>
    </style:style>
    <style:style style:name="P9" style:family="paragraph" style:parent-style-name="Standard">
      <style:paragraph-properties fo:text-align="center" style:justify-single-word="false"/>
      <style:text-properties style:font-name="ITCHandelGothicArabicW23-Bd" fo:font-size="20pt" officeooo:paragraph-rsid="000098ef" style:font-size-asian="20pt" style:font-name-complex="ITCHandelGothicArabicW23-Bd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ITCHandelGothicArabicW23-Bd" fo:font-size="20pt" officeooo:rsid="0004f297" officeooo:paragraph-rsid="0004f297" style:font-size-asian="20pt" style:font-name-complex="ITCHandelGothicArabicW23-Bd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ITCHandelGothicArabicW23-Bd" fo:font-size="25pt" officeooo:rsid="000098ef" officeooo:paragraph-rsid="000098ef" style:font-size-asian="25pt" style:font-name-complex="ITCHandelGothicArabicW23-Bd" style:font-size-complex="25pt"/>
    </style:style>
    <style:style style:name="P12" style:family="paragraph" style:parent-style-name="Standard">
      <style:paragraph-properties fo:text-align="start" style:justify-single-word="false"/>
      <style:text-properties officeooo:paragraph-rsid="0002d182"/>
    </style:style>
    <style:style style:name="P13" style:family="paragraph" style:parent-style-name="Standard">
      <style:paragraph-properties fo:text-align="start" style:justify-single-word="false"/>
      <style:text-properties officeooo:paragraph-rsid="00096518"/>
    </style:style>
    <style:style style:name="P14" style:family="paragraph" style:parent-style-name="Standard">
      <style:paragraph-properties fo:text-align="start" style:justify-single-word="false"/>
      <style:text-properties officeooo:paragraph-rsid="000b5f2f"/>
    </style:style>
    <style:style style:name="P15" style:family="paragraph" style:parent-style-name="Standard">
      <style:paragraph-properties fo:text-align="start" style:justify-single-word="false"/>
      <style:text-properties officeooo:paragraph-rsid="000bbd17"/>
    </style:style>
    <style:style style:name="P16" style:family="paragraph" style:parent-style-name="Standard">
      <style:paragraph-properties fo:text-align="start" style:justify-single-word="false"/>
      <style:text-properties officeooo:rsid="00022fa7" officeooo:paragraph-rsid="00022fa7"/>
    </style:style>
    <style:style style:name="P17" style:family="paragraph" style:parent-style-name="Standard">
      <style:paragraph-properties fo:text-align="start" style:justify-single-word="false"/>
      <style:text-properties fo:font-size="15pt" officeooo:rsid="00022fa7" officeooo:paragraph-rsid="00022fa7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022fa7" officeooo:paragraph-rsid="0002d182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officeooo:rsid="000bb39c" officeooo:paragraph-rsid="000bbd17"/>
    </style:style>
    <style:style style:name="T1" style:family="text">
      <style:text-properties style:font-name="ITCHandelGothicArabicW23-Bd" style:font-name-complex="ITCHandelGothicArabicW23-Bd"/>
    </style:style>
    <style:style style:name="T2" style:family="text">
      <style:text-properties style:font-name="ITCHandelGothicArabicW23-Bd" officeooo:rsid="000c5a3b" style:font-name-complex="ITCHandelGothicArabicW23-Bd"/>
    </style:style>
    <style:style style:name="T3" style:family="text">
      <style:text-properties style:font-name="ITCHandelGothicArabicW23-Bd" officeooo:rsid="000e1109" style:font-name-complex="ITCHandelGothicArabicW23-Bd"/>
    </style:style>
    <style:style style:name="T4" style:family="text">
      <style:text-properties style:font-name="ITCHandelGothicArabicW23-Bd" fo:font-size="20pt" officeooo:rsid="000098ef" style:font-name-complex="ITCHandelGothicArabicW23-Bd"/>
    </style:style>
    <style:style style:name="T5" style:family="text">
      <style:text-properties style:font-name="ITCHandelGothicArabicW23-Bd" fo:font-size="20pt" officeooo:rsid="000e9168" style:font-name-complex="ITCHandelGothicArabicW23-Bd"/>
    </style:style>
    <style:style style:name="T6" style:family="text">
      <style:text-properties style:font-name="ITCHandelGothicArabicW23-Bd" fo:font-size="20pt" style:font-size-asian="20pt" style:font-name-complex="ITCHandelGothicArabicW23-Bd" style:font-size-complex="20pt"/>
    </style:style>
    <style:style style:name="T7" style:family="text">
      <style:text-properties style:font-name="ITCHandelGothicArabicW23-Bd" fo:font-size="20pt" officeooo:rsid="000098ef" style:font-size-asian="20pt" style:font-name-complex="ITCHandelGothicArabicW23-Bd" style:font-size-complex="20pt"/>
    </style:style>
    <style:style style:name="T8" style:family="text">
      <style:text-properties style:font-name="ITCHandelGothicArabicW23-Bd" fo:font-size="20pt" officeooo:rsid="00022fa7" style:font-size-asian="20pt" style:font-name-complex="ITCHandelGothicArabicW23-Bd" style:font-size-complex="20pt"/>
    </style:style>
    <style:style style:name="T9" style:family="text">
      <style:text-properties style:font-name="ITCHandelGothicArabicW23-Bd" fo:font-size="20pt" officeooo:rsid="0002d182" style:font-size-asian="20pt" style:font-name-complex="ITCHandelGothicArabicW23-Bd" style:font-size-complex="20pt"/>
    </style:style>
    <style:style style:name="T10" style:family="text">
      <style:text-properties style:font-name="ITCHandelGothicArabicW23-Bd" fo:font-size="20pt" officeooo:rsid="0004f297" style:font-size-asian="20pt" style:font-name-complex="ITCHandelGothicArabicW23-Bd" style:font-size-complex="20pt"/>
    </style:style>
    <style:style style:name="T11" style:family="text">
      <style:text-properties style:font-name="ITCHandelGothicArabicW23-Bd" fo:font-size="20pt" officeooo:rsid="00096518" style:font-size-asian="20pt" style:font-name-complex="ITCHandelGothicArabicW23-Bd" style:font-size-complex="20pt"/>
    </style:style>
    <style:style style:name="T12" style:family="text">
      <style:text-properties style:font-name="ITCHandelGothicArabicW23-Bd" fo:font-size="20pt" officeooo:rsid="000b5f2f" style:font-size-asian="20pt" style:font-name-complex="ITCHandelGothicArabicW23-Bd" style:font-size-complex="20pt"/>
    </style:style>
    <style:style style:name="T13" style:family="text">
      <style:text-properties style:font-name="ITCHandelGothicArabicW23-Bd" fo:font-size="20pt" officeooo:rsid="000bb39c" style:font-size-asian="20pt" style:font-name-complex="ITCHandelGothicArabicW23-Bd" style:font-size-complex="20pt"/>
    </style:style>
    <style:style style:name="T14" style:family="text">
      <style:text-properties style:font-name="ITCHandelGothicArabicW23-Bd" fo:font-size="20pt" officeooo:rsid="000bbd17" style:font-size-asian="20pt" style:font-name-complex="ITCHandelGothicArabicW23-Bd" style:font-size-complex="20pt"/>
    </style:style>
    <style:style style:name="T15" style:family="text">
      <style:text-properties style:font-name="ITCHandelGothicArabicW23-Bd" fo:font-size="15pt" officeooo:rsid="00022fa7" style:font-size-asian="15pt" style:font-name-complex="ITCHandelGothicArabicW23-Bd" style:font-size-complex="15pt"/>
    </style:style>
    <style:style style:name="T16" style:family="text">
      <style:text-properties style:font-name="ITCHandelGothicArabicW23-Bd" fo:font-size="15pt" officeooo:rsid="0002d182" style:font-size-asian="15pt" style:font-name-complex="ITCHandelGothicArabicW23-Bd" style:font-size-complex="15pt"/>
    </style:style>
    <style:style style:name="T17" style:family="text">
      <style:text-properties style:font-name="ITCHandelGothicArabicW23-Bd" fo:font-size="15pt" officeooo:rsid="0003122d" style:font-size-asian="15pt" style:font-name-complex="ITCHandelGothicArabicW23-Bd" style:font-size-complex="15pt"/>
    </style:style>
    <style:style style:name="T18" style:family="text">
      <style:text-properties style:font-name="ITCHandelGothicArabicW23-Bd" fo:font-size="15pt" officeooo:rsid="0006a84f" style:font-size-asian="15pt" style:font-name-complex="ITCHandelGothicArabicW23-Bd" style:font-size-complex="15pt"/>
    </style:style>
    <style:style style:name="T19" style:family="text">
      <style:text-properties style:font-name="ITCHandelGothicArabicW23-Bd" fo:font-size="15pt" officeooo:rsid="0007af52" style:font-size-asian="15pt" style:font-name-complex="ITCHandelGothicArabicW23-Bd" style:font-size-complex="15pt"/>
    </style:style>
    <style:style style:name="T20" style:family="text">
      <style:text-properties style:font-name="ITCHandelGothicArabicW23-Bd" fo:font-size="15pt" officeooo:rsid="00096518" style:font-size-asian="15pt" style:font-name-complex="ITCHandelGothicArabicW23-Bd" style:font-size-complex="15pt"/>
    </style:style>
    <style:style style:name="T21" style:family="text">
      <style:text-properties style:font-name="ITCHandelGothicArabicW23-Bd" fo:font-size="15pt" officeooo:rsid="000b5f2f" style:font-size-asian="15pt" style:font-name-complex="ITCHandelGothicArabicW23-Bd" style:font-size-complex="15pt"/>
    </style:style>
    <style:style style:name="T22" style:family="text">
      <style:text-properties style:font-name="ITCHandelGothicArabicW23-Bd" fo:font-size="15pt" officeooo:rsid="000bbd17" style:font-size-asian="15pt" style:font-name-complex="ITCHandelGothicArabicW23-Bd" style:font-size-complex="15pt"/>
    </style:style>
    <style:style style:name="T23" style:family="text">
      <style:text-properties style:use-window-font-color="true" style:font-name="GeezaPro" fo:font-size="40pt" style:font-size-asian="40pt" style:font-size-complex="40pt"/>
    </style:style>
    <style:style style:name="T24" style:family="text">
      <style:text-properties style:use-window-font-color="true" style:font-name="ITCHandelGothicArabicW23-Bd1"/>
    </style:style>
    <style:style style:name="T25" style:family="text">
      <style:text-properties officeooo:rsid="000e91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3">﷽</text:span><text:span text:style-name="T24">‎</text:span></text:p>
      <text:p text:style-name="P1"><text:span text:style-name="T4">Flutter App #</text:span><text:span text:style-name="T5">5</text:span></text:p>
      <text:p text:style-name="P9">Name: “Come To Success – حي على الفلاح”</text:p>
      <text:p text:style-name="P10">Or/ أو</text:p>
      <text:p text:style-name="P4"><text:span text:style-name="T10">“Salah ud-Deen’s Resurrection – قيامة صلاح الدين”</text:span></text:p>
      <text:p text:style-name="P2"><text:span text:style-name="T7">Stage One/1: </text:span><text:span text:style-name="T8">Idea </text:span><text:span text:style-name="T9">&amp; Planning</text:span></text:p>
      <text:p text:style-name="P17"><text:span text:style-name="T1">- What do you want to build? </text:span><text:span text:style-name="T3">An app in “</text:span><text:span text:style-name="T2">Productivity &amp; Utilities”</text:span><text:span text:style-name="T1"><text:line-break/>- How’s the market?</text:span></text:p>
      <text:p text:style-name="P17"><text:span text:style-name="T1">- Who are your users?</text:span></text:p>
      <text:p text:style-name="P17"><text:span text:style-name="T1">- How should it be monetized?</text:span></text:p>
      <text:p text:style-name="P17"><text:span text:style-name="T1">- Which core features you want to to offer?</text:span></text:p>
      <text:p text:style-name="P16"><text:span text:style-name="T6"/></text:p>
      <text:p text:style-name="P3"><text:span text:style-name="T7">Stage </text:span><text:span text:style-name="T9">Two</text:span><text:span text:style-name="T7">/</text:span><text:span text:style-name="T9">2</text:span><text:span text:style-name="T7">: </text:span><text:span text:style-name="T9">Sketching</text:span></text:p>
      <text:p text:style-name="P12"><text:span text:style-name="T15">- </text:span><text:span text:style-name="T16">Design/Graphics </text:span><text:span text:style-name="T17">(“Look &amp; Feel”) </text:span><text:span text:style-name="T18">(Colours, fonts, images, font sizes, app structure)</text:span><text:span text:style-name="T15"><text:line-break/>- </text:span><text:span text:style-name="T18">Design the app.</text:span></text:p>
      <text:p text:style-name="P12"><text:span text:style-name="T15">- </text:span><text:span text:style-name="T18">Wireframes (technical layout i.e. which screens, main widgets.</text:span></text:p>
      <text:p text:style-name="P12"><text:span text:style-name="T15">- </text:span><text:span text:style-name="T19">Sketch the screens &amp; main widgets of app.</text:span></text:p>
      <text:p text:style-name="P12"><text:span text:style-name="T19">- Sketch the navigation &amp; data flow.</text:span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5"><text:soft-page-break/><text:span text:style-name="T7">Stage </text:span><text:span text:style-name="T9">T</text:span><text:span text:style-name="T11">hree</text:span><text:span text:style-name="T7">/</text:span><text:span text:style-name="T11">3</text:span><text:span text:style-name="T7">: </text:span><text:span text:style-name="T11">Data Modelling</text:span></text:p>
      <text:p text:style-name="P13"><text:span text:style-name="T15">- </text:span><text:span text:style-name="T20">What are your main data models?</text:span><text:span text:style-name="T15"><text:line-break/>- </text:span><text:span text:style-name="T20">Think about data dependencies &amp; data sources.</text:span></text:p>
      <text:p text:style-name="P13"><text:span text:style-name="T15">- </text:span><text:span text:style-name="T20">Plan main classes, properties, &amp; methods.</text:span></text:p>
      <text:p text:style-name="P13"><text:span text:style-name="T15">- </text:span><text:span text:style-name="T20">Where and how should data be stored?</text:span></text:p>
      <text:p text:style-name="P13"><text:span text:style-name="T19"/></text:p>
      <text:p text:style-name="P13"><text:span text:style-name="T19"/></text:p>
      <text:p text:style-name="P6"><text:span text:style-name="T7">Stage </text:span><text:span text:style-name="T12">Four</text:span><text:span text:style-name="T7">/</text:span><text:span text:style-name="T12">4</text:span><text:span text:style-name="T7">: </text:span><text:span text:style-name="T12">Developing</text:span></text:p>
      <text:p text:style-name="P14"><text:span text:style-name="T15">- </text:span><text:span text:style-name="T21">Implement your planned layout &amp; data models.</text:span><text:span text:style-name="T15"><text:line-break/>- </text:span><text:span text:style-name="T21">Deviate from the plan!</text:span></text:p>
      <text:p text:style-name="P14"><text:span text:style-name="T15">- </text:span><text:span text:style-name="T21">Improve app step by step.</text:span></text:p>
      <text:p text:style-name="P14"><text:span text:style-name="T15">- </text:span><text:span text:style-name="T21">Write a prototype , “dirty” first version.</text:span></text:p>
      <text:p text:style-name="P14"><text:span text:style-name="T19"/></text:p>
      <text:p text:style-name="P6"><text:span text:style-name="T7">Stage </text:span><text:span text:style-name="T12">Five</text:span><text:span text:style-name="T7">/</text:span><text:span text:style-name="T12">5</text:span><text:span text:style-name="T7">: </text:span><text:span text:style-name="T12">Testing</text:span></text:p>
      <text:p text:style-name="P14"><text:span text:style-name="T15">- </text:span><text:span text:style-name="T21">Test your code (manually) all the time, after all big changes.</text:span></text:p>
      <text:p text:style-name="P14"><text:span text:style-name="T21">- Test on real devices.</text:span></text:p>
      <text:p text:style-name="P14"><text:span text:style-name="T21">- Test on different devices (and emulators).</text:span></text:p>
      <text:p text:style-name="P7"><text:span text:style-name="T7">Stage </text:span><text:span text:style-name="T13">Six</text:span><text:span text:style-name="T7">/</text:span><text:span text:style-name="T13">6</text:span><text:span text:style-name="T7">: </text:span><text:span text:style-name="T13">Optimizing</text:span></text:p>
      <text:p text:style-name="P15"><text:span text:style-name="T15">- </text:span><text:span text:style-name="T22">Explore automated tests</text:span><text:span text:style-name="T21">.</text:span></text:p>
      <text:p text:style-name="P15"><text:span text:style-name="T21">- </text:span><text:span text:style-name="T22">Best Practices, const constructors, splitting app and widgets, build doesn’t run too often</text:span><text:span text:style-name="T21">.</text:span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8"><text:soft-page-break/><text:span text:style-name="T7">Stage </text:span><text:span text:style-name="T14">Seven</text:span><text:span text:style-name="T7">/</text:span><text:span text:style-name="T14">7</text:span><text:span text:style-name="T7">: </text:span><text:span text:style-name="T14">Publishing</text:span></text:p>
      <text:p text:style-name="P15"><text:span text:style-name="T15">- </text:span><text:span text:style-name="T22">Add Icons &amp; Splash Screens</text:span><text:span text:style-name="T21">.</text:span></text:p>
      <text:p text:style-name="P15"><text:span text:style-name="T21">- </text:span><text:span text:style-name="T22">Set up app page on App Store &amp; Google Play Store (images</text:span><text:span text:style-name="T21">, </text:span><text:span text:style-name="T22">description, ...)</text:span></text:p>
      <text:p text:style-name="P15"><text:span text:style-name="T22">- Think about your audience!</text:span></text:p>
      <text:p text:style-name="P15"><text:span text:style-name="T22"/></text:p>
      <text:p text:style-name="P8"><text:span text:style-name="T7">Stage </text:span><text:span text:style-name="T14">Eight</text:span><text:span text:style-name="T7">/</text:span><text:span text:style-name="T14">8</text:span><text:span text:style-name="T7">: </text:span><text:span text:style-name="T14">Maintaining</text:span></text:p>
      <text:p text:style-name="P15"><text:span text:style-name="T15">- </text:span><text:span text:style-name="T22">Listen to your user feedback</text:span><text:span text:style-name="T21">.</text:span></text:p>
      <text:p text:style-name="P15"><text:span text:style-name="T21">- </text:span><text:span text:style-name="T22">Improve your app, fix bugs</text:span><text:span text:style-name="T21">.</text:span></text:p>
      <text:p text:style-name="P15"><text:span text:style-name="T21">- </text:span><text:span text:style-name="T22">Provide clear &amp; understandable patch notes (where they understand what changed and why changed it.)</text:span></text:p>
      <text:p text:style-name="P15"><text:span text:style-name="T22">- Keep an eye on analytics &amp; crashes.</text:span></text:p>
      <text:p text:style-name="P19"><text:span text:style-name="T21"/></text:p>
      <text:p text:style-name="P14"><text:span text:style-name="T21"/></text:p>
      <text:p text:style-name="P14"><text:span text:style-name="T21"/></text:p>
      <text:p text:style-name="P18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rdo" svg:font-family="Cardo"/>
    <style:font-face style:name="GeezaPro" svg:font-family="GeezaPro"/>
    <style:font-face style:name="ITCHandelGothicArabicW23-Bd1" svg:font-family="ITCHandelGothicArabicW23-Bd"/>
    <style:font-face style:name="Lotus Linotype" svg:font-family="'Lotus Linotype'"/>
    <style:font-face style:name="Arial Unicode MS" svg:font-family="'Arial Unicode MS'" style:font-family-generic="swiss"/>
    <style:font-face style:name="ITCHandelGothicArabicW23-Bd" svg:font-family="ITCHandelGothicArabicW23-Bd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do" fo:font-size="12pt" fo:language="en" fo:country="CA" style:letter-kerning="true" style:font-name-asian="Songti SC" style:font-size-asian="10.5pt" style:language-asian="zh" style:country-asian="CN" style:font-name-complex="Lotus Linotype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Cardo" fo:font-size="12pt" fo:language="en" fo:country="CA" style:letter-kerning="true" style:font-name-asian="Songti SC" style:font-size-asian="10.5pt" style:language-asian="zh" style:country-asian="CN" style:font-name-complex="Lotus Linotype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rdo" fo:font-family="Cardo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do" fo:font-family="Cardo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do" fo:font-family="Cardo"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y Farag</meta:initial-creator>
    <meta:creation-date>2020-10-28T21:29:06.840351565</meta:creation-date>
    <dc:date>2020-10-29T01:37:44.073788308</dc:date>
    <dc:creator>Aly Farag</dc:creator>
    <meta:editing-duration>PT1H35M38S</meta:editing-duration>
    <meta:editing-cycles>4</meta:editing-cycles>
    <meta:generator>LibreOffice/6.4.2.2$MacOSX_X86_64 LibreOffice_project/4e471d8c02c9c90f512f7f9ead8875b57fcb1ec3</meta:generator>
    <meta:document-statistic meta:table-count="0" meta:image-count="0" meta:object-count="0" meta:page-count="3" meta:paragraph-count="39" meta:word-count="286" meta:character-count="1618" meta:non-whitespace-character-count="1370"/>
  </office:meta>
</office:document-meta>
</file>